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1.10567975" calcext:value-type="float">
            <text:p>1,10567975</text:p>
          </table:table-cell>
          <table:table-cell office:value-type="float" office:value="0.5669971108" calcext:value-type="float">
            <text:p>0,5669971108</text:p>
          </table:table-cell>
          <table:table-cell office:value-type="float" office:value="0.0003381678835" calcext:value-type="float">
            <text:p>0,0003381679</text:p>
          </table:table-cell>
          <table:table-cell office:value-type="float" office:value="0.00009769294411" calcext:value-type="float">
            <text:p>9,769294411E-0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049" calcext:value-type="float">
            <text:p>68049</text:p>
          </table:table-cell>
          <table:table-cell office:value-type="float" office:value="1.015129924" calcext:value-type="float">
            <text:p>1,015129924</text:p>
          </table:table-cell>
          <table:table-cell office:value-type="float" office:value="0.5996941328" calcext:value-type="float">
            <text:p>0,5996941328</text:p>
          </table:table-cell>
          <table:table-cell office:value-type="float" office:value="0.0001651193015" calcext:value-type="float">
            <text:p>0,0001651193</text:p>
          </table:table-cell>
          <table:table-cell office:value-type="float" office:value="0.000007505422673" calcext:value-type="float">
            <text:p>7,505422673E-00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078" calcext:value-type="float">
            <text:p>68078</text:p>
          </table:table-cell>
          <table:table-cell office:value-type="float" office:value="1.107392073" calcext:value-type="float">
            <text:p>1,107392073</text:p>
          </table:table-cell>
          <table:table-cell office:value-type="float" office:value="0.5939628482" calcext:value-type="float">
            <text:p>0,5939628482</text:p>
          </table:table-cell>
          <table:table-cell office:value-type="float" office:value="0.0003150976845" calcext:value-type="float">
            <text:p>0,0003150977</text:p>
          </table:table-cell>
          <table:table-cell office:value-type="float" office:value="0.00001500465169" calcext:value-type="float">
            <text:p>1,500465169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150" calcext:value-type="float">
            <text:p>68150</text:p>
          </table:table-cell>
          <table:table-cell office:value-type="float" office:value="1.186300755" calcext:value-type="float">
            <text:p>1,186300755</text:p>
          </table:table-cell>
          <table:table-cell office:value-type="float" office:value="0.5960054398" calcext:value-type="float">
            <text:p>0,5960054398</text:p>
          </table:table-cell>
          <table:table-cell office:value-type="float" office:value="0.000509622856" calcext:value-type="float">
            <text:p>0,0005096229</text:p>
          </table:table-cell>
          <table:table-cell office:value-type="float" office:value="0.000007494454167" calcext:value-type="float">
            <text:p>7,494454167E-00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282" calcext:value-type="float">
            <text:p>68282</text:p>
          </table:table-cell>
          <table:table-cell office:value-type="float" office:value="1.205783606" calcext:value-type="float">
            <text:p>1,205783606</text:p>
          </table:table-cell>
          <table:table-cell office:value-type="float" office:value="0.5977587104" calcext:value-type="float">
            <text:p>0,5977587104</text:p>
          </table:table-cell>
          <table:table-cell office:value-type="float" office:value="0.0004562931135" calcext:value-type="float">
            <text:p>0,0004562931</text:p>
          </table:table-cell>
          <table:table-cell office:value-type="float" office:value="0.000007480214663" calcext:value-type="float">
            <text:p>7,480214663E-0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8425" calcext:value-type="float">
            <text:p>68425</text:p>
          </table:table-cell>
          <table:table-cell office:value-type="float" office:value="1.03237927" calcext:value-type="float">
            <text:p>1,03237927</text:p>
          </table:table-cell>
          <table:table-cell office:value-type="float" office:value="0.5860611796" calcext:value-type="float">
            <text:p>0,5860611796</text:p>
          </table:table-cell>
          <table:table-cell office:value-type="float" office:value="0.0001194422075" calcext:value-type="float">
            <text:p>0,0001194422</text:p>
          </table:table-cell>
          <table:table-cell office:value-type="float" office:value="0.000007465137969" calcext:value-type="float">
            <text:p>7,465137969E-0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8463" calcext:value-type="float">
            <text:p>68463</text:p>
          </table:table-cell>
          <table:table-cell office:value-type="float" office:value="1.08670342" calcext:value-type="float">
            <text:p>1,08670342</text:p>
          </table:table-cell>
          <table:table-cell office:value-type="float" office:value="0.5980231762" calcext:value-type="float">
            <text:p>0,5980231762</text:p>
          </table:table-cell>
          <table:table-cell office:value-type="float" office:value="0.0005521152052" calcext:value-type="float">
            <text:p>0,0005521152</text:p>
          </table:table-cell>
          <table:table-cell office:value-type="float" office:value="0.000007461016139" calcext:value-type="float">
            <text:p>0,00000746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8672" calcext:value-type="float">
            <text:p>68672</text:p>
          </table:table-cell>
          <table:table-cell office:value-type="float" office:value="1.104285002" calcext:value-type="float">
            <text:p>1,104285002</text:p>
          </table:table-cell>
          <table:table-cell office:value-type="float" office:value="0.5604191422" calcext:value-type="float">
            <text:p>0,5604191422</text:p>
          </table:table-cell>
          <table:table-cell table:style-name="ce1" office:value-type="float" office:value="0.00003719103552" calcext:value-type="float">
            <text:p>3,72E-005</text:p>
          </table:table-cell>
          <table:table-cell office:value-type="float" office:value="0.000007438206922" calcext:value-type="float">
            <text:p>7,438206922E-0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8682" calcext:value-type="float">
            <text:p>68682</text:p>
          </table:table-cell>
          <table:table-cell office:value-type="float" office:value="1.150407553" calcext:value-type="float">
            <text:p>1,150407553</text:p>
          </table:table-cell>
          <table:table-cell office:value-type="float" office:value="0.5960842371" calcext:value-type="float">
            <text:p>0,5960842371</text:p>
          </table:table-cell>
          <table:table-cell table:style-name="ce1" office:value-type="float" office:value="0.0000371866081" calcext:value-type="float">
            <text:p>3,72E-005</text:p>
          </table:table-cell>
          <table:table-cell office:value-type="float" office:value="0.00001487464397" calcext:value-type="float">
            <text:p>1,487464397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8691" calcext:value-type="float">
            <text:p>68691</text:p>
          </table:table-cell>
          <table:table-cell office:value-type="float" office:value="1.058792233" calcext:value-type="float">
            <text:p>1,058792233</text:p>
          </table:table-cell>
          <table:table-cell office:value-type="float" office:value="0.5999562144" calcext:value-type="float">
            <text:p>0,5999562144</text:p>
          </table:table-cell>
          <table:table-cell office:value-type="float" office:value="0.0002156550763" calcext:value-type="float">
            <text:p>0,0002156551</text:p>
          </table:table-cell>
          <table:table-cell office:value-type="float" office:value="0.000007436381566" calcext:value-type="float">
            <text:p>7,436381566E-006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1052853586" calcext:value-type="float">
            <text:p>1,1052853586</text:p>
          </table:table-cell>
          <table:table-cell table:formula="of:=AVERAGE([.D2:.D11])" office:value-type="float" office:value="0.58949621915" calcext:value-type="float">
            <text:p>0,5894962192</text:p>
          </table:table-cell>
          <table:table-cell table:formula="of:=AVERAGE([.E2:.E11])" office:value-type="float" office:value="0.000274589097162" calcext:value-type="float">
            <text:p>0,0002745891</text:p>
          </table:table-cell>
          <table:table-cell table:formula="of:=AVERAGE([.F2:.F11])" office:value-type="float" office:value="0.0000179853073869" calcext:value-type="float">
            <text:p>1,79853073869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2T08:10:51.258193091</dc:date>
    <meta:document-statistic meta:table-count="1" meta:cell-count="70" meta:object-count="0"/>
    <meta:generator>LibreOffice/4.1.4.2$Linux_X86_64 LibreOffice_project/410m0$Build-2</meta:generator>
  </office:meta>
</office:document-meta>
</file>